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9cm" style:rel-column-width="345*"/>
    </style:style>
    <style:style style:name="Таблица3.B" style:family="table-column">
      <style:table-column-properties style:column-width="13.785cm" style:rel-column-width="7815*"/>
    </style:style>
    <style:style style:name="Таблица3.C" style:family="table-column">
      <style:table-column-properties style:column-width="2.635cm" style:rel-column-width="1494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2">
      <style:text-properties fo:language="ru" fo:country="RU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language="en" fo:country="US" fo:font-weight="bold" style:font-weight-asian="bold" style:font-weight-complex="bold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Версии платформы</text:h>
      <text:h text:style-name="P9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2">type_id </text:span>на <text:span text:style-name="T2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2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2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2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2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2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5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5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5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2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5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9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ext:soft-page-break/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2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2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5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5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5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2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0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2">AttachmentService: </text:span>метод getAttachmentDomainObjectsFor() объявлен <text:span text:style-name="T2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5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0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2-10T19:13:46.75</dc:date>
    <meta:editing-duration>PT1H49M52S</meta:editing-duration>
    <meta:editing-cycles>3</meta:editing-cycles>
    <meta:generator>OpenOffice.org/3.3$Win32 OpenOffice.org_project/330m20$Build-9567</meta:generator>
    <meta:document-statistic meta:table-count="3" meta:image-count="0" meta:object-count="0" meta:page-count="2" meta:paragraph-count="112" meta:word-count="430" meta:character-count="3312"/>
  </office:meta>
</office:document-meta>
</file>